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color="#ed1c24" fo:font-weight="bold" officeooo:rsid="0016df86" officeooo:paragraph-rsid="0016df86" style:font-weight-asian="bold" style:font-weight-complex="bold"/>
    </style:style>
    <style:style style:name="P4" style:family="paragraph" style:parent-style-name="Standard">
      <style:paragraph-properties fo:margin-left="0.4925in" fo:margin-right="0in" fo:text-align="start" style:justify-single-word="false" fo:text-indent="0in" style:auto-text-indent="false"/>
      <style:text-properties fo:color="#000000" fo:font-weight="bold" officeooo:rsid="0016df86" officeooo:paragraph-rsid="0016df86" style:font-weight-asian="bold" style:font-weight-complex="bold"/>
    </style:style>
    <style:style style:name="P5" style:family="paragraph" style:parent-style-name="Standard">
      <style:paragraph-properties fo:margin-left="0.4925in" fo:margin-right="0in" fo:text-align="start" style:justify-single-word="false" fo:text-indent="0in" style:auto-text-indent="false"/>
      <style:text-properties fo:color="#000000" fo:font-weight="bold" officeooo:rsid="0018d6b0" officeooo:paragraph-rsid="0018d6b0" style:font-weight-asian="bold" style:font-weight-complex="bold"/>
    </style:style>
    <style:style style:name="P6" style:family="paragraph" style:parent-style-name="Standard">
      <style:paragraph-properties fo:margin-left="0.4925in" fo:margin-right="0in" fo:text-align="start" style:justify-single-word="false" fo:text-indent="0in" style:auto-text-indent="false"/>
      <style:text-properties fo:color="#000000" officeooo:paragraph-rsid="0016df86"/>
    </style:style>
    <style:style style:name="P7" style:family="paragraph" style:parent-style-name="Standard">
      <style:paragraph-properties fo:margin-left="0.9846in" fo:margin-right="0in" fo:text-align="start" style:justify-single-word="false" fo:text-indent="0in" style:auto-text-indent="false"/>
      <style:text-properties fo:color="#000000" fo:font-weight="normal" officeooo:rsid="0018d6b0" officeooo:paragraph-rsid="00196bd9" style:font-weight-asian="normal" style:font-weight-complex="normal"/>
    </style:style>
    <style:style style:name="P8" style:family="paragraph" style:parent-style-name="Standard">
      <style:paragraph-properties fo:margin-left="0.9846in" fo:margin-right="0in" fo:text-align="start" style:justify-single-word="false" fo:text-indent="0in" style:auto-text-indent="false"/>
      <style:text-properties fo:color="#000000" officeooo:paragraph-rsid="0016df86"/>
    </style:style>
    <style:style style:name="T1" style:family="text">
      <style:text-properties officeooo:rsid="0016df86"/>
    </style:style>
    <style:style style:name="T2" style:family="text">
      <style:text-properties fo:font-weight="normal" officeooo:rsid="0016df86" style:font-weight-asian="normal" style:font-weight-complex="normal"/>
    </style:style>
    <style:style style:name="T3" style:family="text">
      <style:text-properties fo:font-weight="normal" officeooo:rsid="00196bd9" style:font-weight-asian="normal" style:font-weight-complex="normal"/>
    </style:style>
    <style:style style:name="T4" style:family="text">
      <style:text-properties officeooo:rsid="0018d6b0"/>
    </style:style>
    <style:style style:name="T5" style:family="text">
      <style:text-properties officeooo:rsid="00196bd9"/>
    </style:style>
    <style:style style:name="T6" style:family="text">
      <style:text-properties fo:font-style="italic" style:font-style-asian="italic" style:font-style-complex="italic"/>
    </style:style>
    <style:style style:name="T7" style:family="text">
      <style:text-properties fo:font-style="italic" fo:font-weight="normal" officeooo:rsid="0016df86"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de Documentation</text:span></text:p>
      <text:p text:style-name="P2"/>
      <text:p text:style-name="P2"/>
      <text:p text:style-name="P3">Drone.py</text:p>
      <text:p text:style-name="P4"><text:span text:style-name="T4">i</text:span>nit_PIDs():</text:p>
      <text:p text:style-name="P8"><text:span text:style-name="T2">Initializes </text:span><text:span text:style-name="T3">the </text:span><text:span text:style-name="T2">PIDs using the ‘simple_pid’ library. The parameter ‘sample_time’ is set to </text:span><text:span text:style-name="T7">None</text:span><text:span text:style-name="T2"> so that the PID</text:span><text:span text:style-name="T3">s</text:span><text:span text:style-name="T2"> will compute a new output value on each </text:span><text:span text:style-name="T3">call (i.e. every </text:span><text:span text:style-name="T2">loop iteration</text:span><text:span text:style-name="T3">)</text:span><text:span text:style-name="T2">. Generally, the ‘sample_time’ parameter passed to the PID constructor is the time in seconds which the controller </text:span><text:span text:style-name="T3">must</text:span><text:span text:style-name="T2"> wait before it outputs a new value. </text:span></text:p>
      <text:p text:style-name="P6"><text:span text:style-name="T2"/></text:p>
      <text:p text:style-name="P5">update_state_from_pos(pos):</text:p>
      <text:p text:style-name="P7">Obtains the acceleration <text:span text:style-name="T5">vectors</text:span> for each axis separately, <text:span text:style-name="T5">of which none exceeds</text:span> the <text:span text:style-name="T6">MAX_ACC</text:span> value. Based on the new acceleration values, the velocity vectors for each axis are updated, <text:span text:style-name="T5">none of which exceeds </text:span>the <text:span text:style-name="T6">MAX_VEL</text:span> value. </text:p>
      <text:p text:style-name="P7">The PID function is <text:span text:style-name="T5">called</text:span> with a <text:span text:style-name="T6">dt=DT</text:span> , which fixes <text:span text:style-name="T5">the time between the last output and the current call, instead of calculating it based on system time. This is ideal for simulation-based settings (where simulation time is not equal to system time). Before calling the PIDs for each axis, the output limits are set manually, so that we wouldn’t clamp the last integral and last output values (but, instead, only the current o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7:39:03.835774762</meta:creation-date>
    <dc:date>2020-02-14T18:16:07.566382822</dc:date>
    <meta:editing-duration>PT5M52S</meta:editing-duration>
    <meta:editing-cycles>1</meta:editing-cycles>
    <meta:document-statistic meta:table-count="0" meta:image-count="0" meta:object-count="0" meta:page-count="1" meta:paragraph-count="7" meta:word-count="172" meta:character-count="1068" meta:non-whitespace-character-count="900"/>
    <meta:generator>LibreOffice/6.0.7.3$Linux_X86_64 LibreOffice_project/00m0$Build-3</meta:generator>
  </office:meta>
</office:document-meta>
</file>